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39">
            <text:p>T-10139</text:p>
          </table:table-cell>
          <table:table-cell office:value-type="float" office:value="77.98329">
            <text:p>77.98329</text:p>
          </table:table-cell>
          <table:table-cell office:value-type="float" office:value="21.6404">
            <text:p>21.6404</text:p>
          </table:table-cell>
          <table:table-cell office:value-type="float" office:value="5930.0">
            <text:p>593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0">
            <text:p>25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Geomorphology">
            <text:p>Geomorphology</text:p>
          </table:table-cell>
          <table:table-cell office:value-type="string" office:value="Diskobukta-1">
            <text:p>Diskobukta-1</text:p>
          </table:table-cell>
          <table:table-cell office:value-type="float" office:value="78.02133">
            <text:p>78.02133</text:p>
          </table:table-cell>
          <table:table-cell office:value-type="float" office:value="21.65392">
            <text:p>21.65392</text:p>
          </table:table-cell>
          <table:table-cell office:value-type="float" office:value="11500.0">
            <text:p>11500.0</text:p>
          </table:table-cell>
          <table:table-cell office:value-type="float" office:value="500.0">
            <text:p>500.0</text:p>
          </table:table-cell>
          <table:table-cell office:value-type="string" office:value="n_a">
            <text:p>n_a</text:p>
          </table:table-cell>
          <table:table-cell office:value-type="string" office:value="Correlation">
            <text:p>Correlatio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5.1">
            <text:p>85.1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805">
            <text:p>T-10805</text:p>
          </table:table-cell>
          <table:table-cell office:value-type="float" office:value="77.98418">
            <text:p>77.98418</text:p>
          </table:table-cell>
          <table:table-cell office:value-type="float" office:value="21.73505">
            <text:p>21.73505</text:p>
          </table:table-cell>
          <table:table-cell office:value-type="float" office:value="7490.0">
            <text:p>7490.0</text:p>
          </table:table-cell>
          <table:table-cell office:value-type="float" office:value="115.0">
            <text:p>11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4.3">
            <text:p>34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807">
            <text:p>T-10807</text:p>
          </table:table-cell>
          <table:table-cell office:value-type="float" office:value="77.98402">
            <text:p>77.98402</text:p>
          </table:table-cell>
          <table:table-cell office:value-type="float" office:value="21.72648">
            <text:p>21.72648</text:p>
          </table:table-cell>
          <table:table-cell office:value-type="float" office:value="7255.0">
            <text:p>7255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3.8">
            <text:p>33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Ua-338">
            <text:p>TUa-338</text:p>
          </table:table-cell>
          <table:table-cell office:value-type="float" office:value="78.02133">
            <text:p>78.02133</text:p>
          </table:table-cell>
          <table:table-cell office:value-type="float" office:value="21.65392">
            <text:p>21.65392</text:p>
          </table:table-cell>
          <table:table-cell office:value-type="float" office:value="10455.0">
            <text:p>10455.0</text:p>
          </table:table-cell>
          <table:table-cell office:value-type="float" office:value="75.0">
            <text:p>75.0</text:p>
          </table:table-cell>
          <table:table-cell office:value-type="string" office:value="shcll">
            <text:p>shc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7.6">
            <text:p>77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42">
            <text:p>T-10142</text:p>
          </table:table-cell>
          <table:table-cell office:value-type="float" office:value="77.96848">
            <text:p>77.96848</text:p>
          </table:table-cell>
          <table:table-cell office:value-type="float" office:value="21.5261">
            <text:p>21.5261</text:p>
          </table:table-cell>
          <table:table-cell office:value-type="float" office:value="3730.0">
            <text:p>373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38">
            <text:p>T-10138</text:p>
          </table:table-cell>
          <table:table-cell office:value-type="float" office:value="77.99342">
            <text:p>77.99342</text:p>
          </table:table-cell>
          <table:table-cell office:value-type="float" office:value="21.60567">
            <text:p>21.60567</text:p>
          </table:table-cell>
          <table:table-cell office:value-type="float" office:value="7550.0">
            <text:p>755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5.2">
            <text:p>35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37">
            <text:p>T-10137</text:p>
          </table:table-cell>
          <table:table-cell office:value-type="float" office:value="77.98231">
            <text:p>77.98231</text:p>
          </table:table-cell>
          <table:table-cell office:value-type="float" office:value="21.63651">
            <text:p>21.63651</text:p>
          </table:table-cell>
          <table:table-cell office:value-type="float" office:value="6020.0">
            <text:p>602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5">
            <text:p>23.5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35">
            <text:p>T-10135</text:p>
          </table:table-cell>
          <table:table-cell office:value-type="float" office:value="77.95655">
            <text:p>77.95655</text:p>
          </table:table-cell>
          <table:table-cell office:value-type="float" office:value="21.51421">
            <text:p>21.51421</text:p>
          </table:table-cell>
          <table:table-cell office:value-type="float" office:value="1270.0">
            <text:p>1270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36">
            <text:p>T-10136</text:p>
          </table:table-cell>
          <table:table-cell office:value-type="float" office:value="77.9585">
            <text:p>77.9585</text:p>
          </table:table-cell>
          <table:table-cell office:value-type="float" office:value="21.52196">
            <text:p>21.52196</text:p>
          </table:table-cell>
          <table:table-cell office:value-type="float" office:value="1715.0">
            <text:p>1715.0</text:p>
          </table:table-cell>
          <table:table-cell office:value-type="float" office:value="75.0">
            <text:p>7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9922">
            <text:p>T-9922</text:p>
          </table:table-cell>
          <table:table-cell office:value-type="float" office:value="77.98402">
            <text:p>77.98402</text:p>
          </table:table-cell>
          <table:table-cell office:value-type="float" office:value="21.72648">
            <text:p>21.72648</text:p>
          </table:table-cell>
          <table:table-cell office:value-type="float" office:value="7615.0">
            <text:p>7615.0</text:p>
          </table:table-cell>
          <table:table-cell office:value-type="float" office:value="110.0">
            <text:p>11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3.8">
            <text:p>33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9920">
            <text:p>T-9920</text:p>
          </table:table-cell>
          <table:table-cell office:value-type="float" office:value="77.9836">
            <text:p>77.9836</text:p>
          </table:table-cell>
          <table:table-cell office:value-type="float" office:value="21.75182">
            <text:p>21.75182</text:p>
          </table:table-cell>
          <table:table-cell office:value-type="float" office:value="6275.0">
            <text:p>6275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6.8">
            <text:p>26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9919">
            <text:p>T-9919</text:p>
          </table:table-cell>
          <table:table-cell office:value-type="float" office:value="77.99058">
            <text:p>77.99058</text:p>
          </table:table-cell>
          <table:table-cell office:value-type="float" office:value="21.78846">
            <text:p>21.78846</text:p>
          </table:table-cell>
          <table:table-cell office:value-type="float" office:value="9195.0">
            <text:p>9195.0</text:p>
          </table:table-cell>
          <table:table-cell office:value-type="float" office:value="125.0">
            <text:p>12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40">
            <text:p>T-10140</text:p>
          </table:table-cell>
          <table:table-cell office:value-type="float" office:value="77.98532">
            <text:p>77.98532</text:p>
          </table:table-cell>
          <table:table-cell office:value-type="float" office:value="21.69999">
            <text:p>21.69999</text:p>
          </table:table-cell>
          <table:table-cell office:value-type="float" office:value="6770.0">
            <text:p>67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1.7">
            <text:p>31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043">
            <text:p>T-10043</text:p>
          </table:table-cell>
          <table:table-cell office:value-type="float" office:value="78.01679">
            <text:p>78.01679</text:p>
          </table:table-cell>
          <table:table-cell office:value-type="float" office:value="21.65159">
            <text:p>21.65159</text:p>
          </table:table-cell>
          <table:table-cell office:value-type="float" office:value="9380.0">
            <text:p>9380.0</text:p>
          </table:table-cell>
          <table:table-cell office:value-type="float" office:value="45.0">
            <text:p>4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4.4">
            <text:p>64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044">
            <text:p>T-10044</text:p>
          </table:table-cell>
          <table:table-cell office:value-type="float" office:value="77.99618">
            <text:p>77.99618</text:p>
          </table:table-cell>
          <table:table-cell office:value-type="float" office:value="21.60877">
            <text:p>21.60877</text:p>
          </table:table-cell>
          <table:table-cell office:value-type="float" office:value="8570.0">
            <text:p>8570.0</text:p>
          </table:table-cell>
          <table:table-cell office:value-type="float" office:value="70.0">
            <text:p>70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1.6">
            <text:p>41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045">
            <text:p>T-10045</text:p>
          </table:table-cell>
          <table:table-cell office:value-type="float" office:value="78.01938">
            <text:p>78.01938</text:p>
          </table:table-cell>
          <table:table-cell office:value-type="float" office:value="21.64611">
            <text:p>21.64611</text:p>
          </table:table-cell>
          <table:table-cell office:value-type="float" office:value="9775.0">
            <text:p>9775.0</text:p>
          </table:table-cell>
          <table:table-cell office:value-type="float" office:value="105.0">
            <text:p>105.0</text:p>
          </table:table-cell>
          <table:table-cell office:value-type="string" office:value="whalebone">
            <text:p>whalebone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6.2">
            <text:p>66.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34">
            <text:p>T-10134</text:p>
          </table:table-cell>
          <table:table-cell office:value-type="float" office:value="77.99885">
            <text:p>77.99885</text:p>
          </table:table-cell>
          <table:table-cell office:value-type="float" office:value="21.60758">
            <text:p>21.60758</text:p>
          </table:table-cell>
          <table:table-cell office:value-type="float" office:value="9345.0">
            <text:p>9345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7.3">
            <text:p>47.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-10141">
            <text:p>T-10141</text:p>
          </table:table-cell>
          <table:table-cell office:value-type="float" office:value="77.96664">
            <text:p>77.96664</text:p>
          </table:table-cell>
          <table:table-cell office:value-type="float" office:value="21.57007">
            <text:p>21.57007</text:p>
          </table:table-cell>
          <table:table-cell office:value-type="float" office:value="4130.0">
            <text:p>413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  <table:table-row>
          <table:table-cell office:value-type="string" office:value="Diskobukta">
            <text:p>Diskobukta</text:p>
          </table:table-cell>
          <table:table-cell office:value-type="string" office:value="radiocarbon">
            <text:p>radiocarbon</text:p>
          </table:table-cell>
          <table:table-cell office:value-type="string" office:value="TUa-627">
            <text:p>TUa-627</text:p>
          </table:table-cell>
          <table:table-cell office:value-type="float" office:value="78.02133">
            <text:p>78.02133</text:p>
          </table:table-cell>
          <table:table-cell office:value-type="float" office:value="21.65392">
            <text:p>21.65392</text:p>
          </table:table-cell>
          <table:table-cell office:value-type="float" office:value="10005.0">
            <text:p>10005.0</text:p>
          </table:table-cell>
          <table:table-cell office:value-type="float" office:value="80.0">
            <text:p>8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7.6">
            <text:p>77.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ondevikEtal1995">
            <text:p>BondevikEtal199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